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Heading2" style:family="paragraph">
      <style:paragraph-properties fo:break-before="page"/>
    </style:style>
    <style:style style:name="P4" style:parent-style-name="Compact" style:family="paragraph"/>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P10" style:parent-style-name="Compact" style:family="paragraph"/>
    <style:style style:name="P11" style:parent-style-name="Compact" style:family="paragraph"/>
    <style:style style:name="P12" style:parent-style-name="Compact" style:family="paragraph"/>
    <style:style style:name="P13" style:parent-style-name="Compact" style:family="paragraph"/>
    <style:style style:name="P14" style:parent-style-name="Compact" style:family="paragraph"/>
    <style:style style:name="P15" style:parent-style-name="Compact" style:family="paragraph"/>
    <style:style style:name="P16" style:parent-style-name="Compact" style:family="paragraph"/>
    <style:style style:name="P17" style:parent-style-name="Compact" style:family="paragraph"/>
    <style:style style:name="P18" style:parent-style-name="Normal" style:family="paragraph">
      <style:paragraph-properties fo:break-before="page"/>
    </style:style>
    <style:style style:name="P19" style:parent-style-name="Compact" style:family="paragraph"/>
    <style:style style:name="P20" style:parent-style-name="Compact" style:family="paragraph"/>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Compact" style:family="paragraph"/>
    <style:style style:name="P29" style:parent-style-name="Compact" style:family="paragraph"/>
    <style:style style:name="P30" style:parent-style-name="Compact" style:family="paragraph"/>
    <style:style style:name="P31" style:parent-style-name="Compact" style:family="paragraph"/>
    <style:style style:name="P32" style:parent-style-name="Normal" style:family="paragraph">
      <style:paragraph-properties fo:break-before="page"/>
    </style:style>
    <style:style style:name="P33" style:parent-style-name="Compact" style:family="paragraph"/>
    <style:style style:name="P34" style:parent-style-name="Compact" style:family="paragraph"/>
    <style:style style:name="P35" style:parent-style-name="Compact" style:family="paragraph"/>
    <style:style style:name="P36" style:parent-style-name="Compact" style:family="paragraph"/>
    <style:style style:name="P37" style:parent-style-name="Compact" style:family="paragraph"/>
    <style:style style:name="P38" style:parent-style-name="Compact" style:family="paragraph"/>
    <style:style style:name="P39" style:parent-style-name="Compact" style:family="paragraph"/>
    <style:style style:name="P40" style:parent-style-name="Compact" style:family="paragraph"/>
    <style:style style:name="P41" style:parent-style-name="Compact" style:family="paragraph"/>
    <style:style style:name="P42" style:parent-style-name="Normal" style:family="paragraph">
      <style:paragraph-properties fo:break-before="page"/>
    </style:style>
    <style:style style:name="P43" style:parent-style-name="Compact" style:family="paragraph"/>
    <style:style style:name="P44" style:parent-style-name="Compact" style:family="paragraph"/>
    <style:style style:name="P45" style:parent-style-name="Compact" style:family="paragraph"/>
    <style:style style:name="P46" style:parent-style-name="Compact" style:family="paragraph"/>
    <style:style style:name="P47" style:parent-style-name="Compact" style:family="paragraph"/>
    <style:style style:name="P48" style:parent-style-name="Compact" style:family="paragraph"/>
    <style:style style:name="P49" style:parent-style-name="Compact" style:family="paragraph"/>
    <style:style style:name="P50" style:parent-style-name="Compact" style:family="paragraph"/>
    <style:style style:name="P51" style:parent-style-name="Compact" style:family="paragraph"/>
    <style:style style:name="P52" style:parent-style-name="Compact" style:family="paragraph"/>
    <style:style style:name="P53" style:parent-style-name="Compact" style:family="paragraph"/>
    <style:style style:name="P54" style:parent-style-name="Compact" style:family="paragraph"/>
    <style:style style:name="P55" style:parent-style-name="Compact" style:family="paragraph"/>
    <style:style style:name="P56" style:parent-style-name="Compact" style:family="paragraph"/>
    <style:style style:name="P57" style:parent-style-name="Compact" style:family="paragraph"/>
    <style:style style:name="P58" style:parent-style-name="Compact" style:family="paragraph"/>
    <style:style style:name="P59" style:parent-style-name="Compact" style:family="paragraph"/>
    <style:style style:name="P60" style:parent-style-name="Normal" style:family="paragraph">
      <style:paragraph-properties fo:break-before="page"/>
    </style:style>
    <style:style style:name="P61" style:parent-style-name="Compact" style:family="paragraph"/>
    <style:style style:name="P62" style:parent-style-name="Compact" style:family="paragraph"/>
    <style:style style:name="P63" style:parent-style-name="Compact" style:family="paragraph"/>
    <style:style style:name="P64" style:parent-style-name="Compact" style:family="paragraph"/>
    <style:style style:name="P65" style:parent-style-name="Compact" style:family="paragraph"/>
    <style:style style:name="P66" style:parent-style-name="Compact" style:family="paragraph"/>
    <style:style style:name="P67" style:parent-style-name="Compact" style:family="paragraph"/>
    <style:style style:name="P68" style:parent-style-name="Compact" style:family="paragraph"/>
    <style:style style:name="P69" style:parent-style-name="Compact" style:family="paragraph"/>
    <style:style style:name="P70" style:parent-style-name="Compact" style:family="paragraph"/>
    <style:style style:name="P71" style:parent-style-name="Normal" style:family="paragraph">
      <style:paragraph-properties fo:break-before="page"/>
    </style:style>
    <style:style style:name="P72" style:parent-style-name="Compact" style:family="paragraph"/>
    <style:style style:name="P73" style:parent-style-name="Compact" style:family="paragraph"/>
    <style:style style:name="P74" style:parent-style-name="Compact" style:family="paragraph"/>
    <style:style style:name="P75" style:parent-style-name="Compact" style:family="paragraph"/>
    <style:style style:name="P76" style:parent-style-name="Compact" style:family="paragraph"/>
    <style:style style:name="P77" style:parent-style-name="Compact" style:family="paragraph"/>
    <style:style style:name="P78" style:parent-style-name="Compact" style:family="paragraph"/>
    <style:style style:name="P79" style:parent-style-name="Compact" style:family="paragraph"/>
    <style:style style:name="P80" style:parent-style-name="Compact" style:family="paragraph"/>
    <style:style style:name="P81" style:parent-style-name="Compact" style:family="paragraph"/>
    <style:style style:name="P82" style:parent-style-name="Compact" style:family="paragraph"/>
    <style:style style:name="P83" style:parent-style-name="Compact" style:family="paragraph"/>
    <style:style style:name="P84" style:parent-style-name="Normal" style:family="paragraph">
      <style:paragraph-properties fo:break-before="page"/>
    </style:style>
    <style:style style:name="P85" style:parent-style-name="Compact" style:family="paragraph"/>
    <style:style style:name="P86" style:parent-style-name="Compact" style:family="paragraph"/>
    <style:style style:name="P87" style:parent-style-name="Compact" style:family="paragraph"/>
    <style:style style:name="P88" style:parent-style-name="Compact" style:family="paragraph"/>
    <style:style style:name="P89" style:parent-style-name="Compact" style:family="paragraph"/>
    <style:style style:name="P90" style:parent-style-name="Compact" style:family="paragraph"/>
    <style:style style:name="P91" style:parent-style-name="Normal" style:family="paragraph">
      <style:paragraph-properties fo:break-before="page"/>
    </style:style>
    <style:style style:name="P92" style:parent-style-name="Compact" style:family="paragraph"/>
    <style:style style:name="P93" style:parent-style-name="Compact" style:family="paragraph"/>
    <style:style style:name="P94" style:parent-style-name="Compact" style:family="paragraph"/>
    <style:style style:name="P95" style:parent-style-name="Compact" style:family="paragraph"/>
    <style:style style:name="P96" style:parent-style-name="Compact" style:family="paragraph"/>
    <style:style style:name="P97" style:parent-style-name="Compact" style:family="paragraph"/>
  </office:automatic-styles>
  <office:body>
    <office:text text:use-soft-page-breaks="true">
      <text:p text:style-name="P1">Voice Control test from [date] - [site name]</text:p>
      <text:h text:style-name="Heading1" text:outline-level="1"><text:bookmark-start text:name="voice-control-testing"/>Voice Control Testing</text:h>
      <text:h text:style-name="Heading2" text:outline-level="2"><text:bookmark-start text:name="details"/>Details</text:h>
      <text:p text:style-name="DefinitionTerm">URL:</text:p>
      <text:p text:style-name="Definition">www.[url].[domain]</text:p>
      <text:p text:style-name="DefinitionTerm">Date:</text:p>
      <text:p text:style-name="Definition">[date]</text:p>
      <text:p text:style-name="DefinitionTerm">Tester:</text:p>
      <text:p text:style-name="Definition">[tester name]</text:p>
      <text:p text:style-name="DefinitionTerm">Browser:</text:p>
      <text:p text:style-name="Definition">[browser and version]</text:p>
      <text:p text:style-name="DefinitionTerm">Voice Control:</text:p>
      <text:p text:style-name="Definition">[assistive tech version]</text:p>
      <text:p text:style-name="Definition"><text:span text:style-name="T2">Number of failed tests:</text:span><text:line-break/>[number of failed tests]</text:p>
      <text:p text:style-name="Definition"/>
      <text:h text:style-name="Heading2" text:outline-level="2"><text:bookmark-start text:name="about-this-document"/><text:bookmark-end text:name="details"/>About this document</text:h>
      <text:p text:style-name="FirstParagraph">Voice Control should always be used with the Safari browser. Using it with any other browser may cause unexpected behavior. For example, when using Google Chrome, if you say, 'show numbers', you may find that in none of the web page is tagged for interaction.</text:p>
      <text:p text:style-name="BodyText">This Voice Control test is designed to test whether your website or service is likely to work using common functions of the speech recognition software. It will not tell you if your service will work for every user, but it will help you get an understanding as to how well you can expect your service to work for Voice Control users.</text:p>
      <text:p text:style-name="BodyText">You should also test your service with real users of Voice Control and other assistive technologies.</text:p>
      <text:p text:style-name="Normal"><text:bookmark-start text:name="read-all-page-content"/><text:bookmark-start text:name="main"/><text:bookmark-end text:name="voice-control-testing"/><text:bookmark-end text:name="about-this-document"/></text:p>
      <text:soft-page-break/>
      <text:h text:style-name="P3" text:outline-level="2">VC-01: Read all page content</text:h>
      <text:p text:style-name="FirstParagraph">Confirm that all the content on the page can be read by just scrolling up and down, and that no horizontal scrolling is required.</text:p>
      <text:p text:style-name="BodyText">WCAG only allows horizontal scrolling for certain types of content if it is absolutely necessary. If you do have to horizontally scroll to see some content, make sure it is on the following exception list:</text:p>
      <text:list text:style-name="LFO1" text:continue-numbering="true">
        <text:list-item>
          <text:p text:style-name="P4">Images required for understanding, such as a map or diagram</text:p>
        </text:list-item>
        <text:list-item>
          <text:p text:style-name="P5">Video</text:p>
        </text:list-item>
        <text:list-item>
          <text:p text:style-name="P6">Games</text:p>
        </text:list-item>
        <text:list-item>
          <text:p text:style-name="P7">Presentations</text:p>
        </text:list-item>
        <text:list-item>
          <text:p text:style-name="P8">Data tables, but not individual cells</text:p>
        </text:list-item>
        <text:list-item>
          <text:p text:style-name="P9">Interfaces where it is necessary to keep the toolbars in view while manipulating content</text:p>
        </text:list-item>
      </text:list>
      <text:h text:style-name="Heading3" text:outline-level="3"><text:bookmark-start text:name="how-to-check-read-all-page-content"/>How to check: Read all page content</text:h>
      <text:list text:style-name="LFO2">
        <text:list-item text:start-value="1">
          <text:p text:style-name="P10">Load the page. Make sure no content is missing off the left or right of the page.</text:p>
        </text:list-item>
      </text:list>
      <text:list text:style-name="LFO2" text:continue-numbering="true">
        <text:list-item>
          <text:p text:style-name="P11">Say "scroll down" to scroll down, and again check for truncated content.</text:p>
        </text:list-item>
      </text:list>
      <text:list text:style-name="LFO2" text:continue-numbering="true">
        <text:list-item>
          <text:p text:style-name="P12">Keep using the "scroll down" command and repeating the check until you get to the bottom of the page.</text:p>
        </text:list-item>
      </text:list>
      <text:list text:style-name="LFO2" text:continue-numbering="true">
        <text:list-item>
          <text:p text:style-name="P13">At the bottom of the page, say "scroll up" and make sure you can scroll back to the top in increments the same way.</text:p>
        </text:list-item>
      </text:list>
      <text:list text:style-name="LFO2" text:continue-numbering="true">
        <text:list-item>
          <text:p text:style-name="P14">Once you're back at the top, say "scroll to bottom" and make sure when the page stops scrolling you are at the bottom of the page.</text:p>
        </text:list-item>
      </text:list>
      <text:list text:style-name="LFO2" text:continue-numbering="true">
        <text:list-item>
          <text:p text:style-name="P15">Use the command "scroll to top" and make sure when the page stops scrolling you are back at the top of the page.</text:p>
        </text:list-item>
      </text:list>
      <text:h text:style-name="Heading3" text:outline-level="3"><text:bookmark-start text:name="what-to-check-read-all-page-content"/><text:bookmark-end text:name="how-to-check-read-all-page-content"/>What to check: Read all page content</text:h>
      <text:p text:style-name="FirstParagraph">Confirm that:</text:p>
      <text:list text:style-name="LFO1" text:continue-numbering="true">
        <text:list-item>
          <text:p text:style-name="P16">all of the content can be observed and read just by scrolling up and down</text:p>
        </text:list-item>
        <text:list-item>
          <text:p text:style-name="P17">if you cannot read some content without scrolling horizontally, make sure it is content defined in the exception list</text:p>
        </text:list-item>
      </text:list>
      <text:h text:style-name="Heading3" text:outline-level="3"><text:bookmark-start text:name="observations-read-all-page-content"/><text:bookmark-end text:name="what-to-check-read-all-page-content"/>Observations: Read all page content</text:h>
      <text:p text:style-name="FirstParagraph">[ Enter observations ]</text:p>
      <text:p text:style-name="P18"/>
      <text:h text:style-name="Heading2" text:outline-level="2"><text:bookmark-start text:name="select-interactive-elements-by-number"/><text:bookmark-end text:name="read-all-page-content"/><text:bookmark-end text:name="observations-read-all-page-content"/><text:soft-page-break/>VC-02: Select interactive elements by number</text:h>
      <text:p text:style-name="FirstParagraph">Confirm that all interactive elements are tagged by Voice Control.</text:p>
      <text:p text:style-name="BodyText">Interactive elements are anything the user might click on to do something. For example:</text:p>
      <text:list text:style-name="LFO1" text:continue-numbering="true">
        <text:list-item>
          <text:p text:style-name="P19">links</text:p>
        </text:list-item>
        <text:list-item>
          <text:p text:style-name="P20">buttons</text:p>
        </text:list-item>
        <text:list-item>
          <text:p text:style-name="P21">text inputs</text:p>
        </text:list-item>
        <text:list-item>
          <text:p text:style-name="P22">radio buttons</text:p>
        </text:list-item>
        <text:list-item>
          <text:p text:style-name="P23">checkboxes</text:p>
        </text:list-item>
        <text:list-item>
          <text:p text:style-name="P24">drop downs</text:p>
        </text:list-item>
      </text:list>
      <text:h text:style-name="Heading3" text:outline-level="3"><text:bookmark-start text:name="X01cea4dc3f528a2985f1b923306d2c9b070aeb7"/>How to check: Select interactive elements by number</text:h>
      <text:list text:style-name="LFO3">
        <text:list-item text:start-value="1">
          <text:p text:style-name="P25">Load the page.</text:p>
        </text:list-item>
      </text:list>
      <text:list text:style-name="LFO3" text:continue-numbering="true">
        <text:list-item>
          <text:p text:style-name="P26">Say "show numbers" to highlight all interactive elements.</text:p>
        </text:list-item>
      </text:list>
      <text:list text:style-name="LFO3" text:continue-numbering="true">
        <text:list-item>
          <text:p text:style-name="P27">Say the name of the number you which to select. For example: Say "five" or "choose five" to select the element tagged as 5.</text:p>
        </text:list-item>
      </text:list>
      <text:list text:style-name="LFO3" text:continue-numbering="true">
        <text:list-item>
          <text:p text:style-name="P28">Repeat for each interactive element visible on the page.</text:p>
        </text:list-item>
      </text:list>
      <text:list text:style-name="LFO3" text:continue-numbering="true">
        <text:list-item>
          <text:p text:style-name="P29">After you have tested each interactive element you can see, say "scroll down" and repeat steps 2 to 4 until you have checked every interactive element.</text:p>
        </text:list-item>
      </text:list>
      <text:h text:style-name="Heading3" text:outline-level="3"><text:bookmark-start text:name="X60e08b0a9d89f2c7a435909a2bc36f019520dc5"/><text:bookmark-end text:name="X01cea4dc3f528a2985f1b923306d2c9b070aeb7"/>What to check: Select interactive elements by number</text:h>
      <text:p text:style-name="FirstParagraph">Confirm that:</text:p>
      <text:list text:style-name="LFO1" text:continue-numbering="true">
        <text:list-item>
          <text:p text:style-name="P30">every interactive element is assigned a number by Voice Control</text:p>
        </text:list-item>
        <text:list-item>
          <text:p text:style-name="P31">every interactive element behaves as expected when selecting it by number</text:p>
        </text:list-item>
      </text:list>
      <text:h text:style-name="Heading3" text:outline-level="3"><text:bookmark-start text:name="X12707da1e7266c8691e0e1eb3429a7a49b11f64"/><text:bookmark-end text:name="X60e08b0a9d89f2c7a435909a2bc36f019520dc5"/>Observations: Select interactive elements by number</text:h>
      <text:p text:style-name="FirstParagraph">[ Enter observations ]</text:p>
      <text:p text:style-name="P32"/>
      <text:h text:style-name="Heading2" text:outline-level="2"><text:bookmark-start text:name="navigate-by-form-fields"/><text:bookmark-end text:name="select-interactive-elements-by-number"/><text:bookmark-end text:name="X12707da1e7266c8691e0e1eb3429a7a49b11f64"/><text:soft-page-break/>VC-03: Navigate by form fields</text:h>
      <text:p text:style-name="FirstParagraph">Confirm that the page can be navigated by form fields and that they are in a logical reading order.</text:p>
      <text:p text:style-name="BodyText">Note that Voice Over considers fields to be text inputs, textareas and select boxes, it does not consider radio buttons or checkboxes. If go to next field does not focus radio buttons or checkboxes, this is the default expected behaviour.</text:p>
      <text:h text:style-name="Heading3" text:outline-level="3"><text:bookmark-start text:name="how-to-check-navigate-by-form-fields"/>How to check: Navigate by form fields</text:h>
      <text:list text:style-name="LFO4">
        <text:list-item text:start-value="1">
          <text:p text:style-name="P33">Load the page.</text:p>
        </text:list-item>
      </text:list>
      <text:list text:style-name="LFO4" text:continue-numbering="true">
        <text:list-item>
          <text:p text:style-name="P34">Say "go to next field" to focus the first field on the page.</text:p>
        </text:list-item>
      </text:list>
      <text:list text:style-name="LFO4" text:continue-numbering="true">
        <text:list-item>
          <text:p text:style-name="P35">Repeat the command to move through each of the fields.</text:p>
        </text:list-item>
      </text:list>
      <text:list text:style-name="LFO4" text:continue-numbering="true">
        <text:list-item>
          <text:p text:style-name="P36">When you get to the last field on the page, say "go to previous field" and repeat the test in reverse until you get back to the first field.</text:p>
        </text:list-item>
      </text:list>
      <text:h text:style-name="Heading3" text:outline-level="3"><text:bookmark-start text:name="what-to-check-navigate-by-form-fields"/><text:bookmark-end text:name="how-to-check-navigate-by-form-fields"/>What to check: Navigate by form fields</text:h>
      <text:p text:style-name="FirstParagraph">Confirm that:</text:p>
      <text:list text:style-name="LFO1" text:continue-numbering="true">
        <text:list-item>
          <text:p text:style-name="P37">every form field can be focussed</text:p>
        </text:list-item>
        <text:list-item>
          <text:p text:style-name="P38">it is obvious which field is focussed at all times</text:p>
        </text:list-item>
        <text:list-item>
          <text:p text:style-name="P39">focussing a field does not cause a change of context, such as submitting the form or redirecting to another page.</text:p>
        </text:list-item>
        <text:list-item>
          <text:p text:style-name="P40">every element is selected in a logical reading order. Left-to-right and top-to-bottom.</text:p>
        </text:list-item>
        <text:list-item>
          <text:p text:style-name="P41">no element is skipped or focussed in the wrong order</text:p>
        </text:list-item>
      </text:list>
      <text:h text:style-name="Heading3" text:outline-level="3"><text:bookmark-start text:name="observations-navigate-by-form-fields"/><text:bookmark-end text:name="what-to-check-navigate-by-form-fields"/>Observations: Navigate by form fields</text:h>
      <text:p text:style-name="FirstParagraph">[ Enter observations ]</text:p>
      <text:p text:style-name="P42"/>
      <text:h text:style-name="Heading2" text:outline-level="2"><text:bookmark-start text:name="text-fields-expected-format"/><text:bookmark-end text:name="navigate-by-form-fields"/><text:bookmark-end text:name="observations-navigate-by-form-fields"/><text:soft-page-break/>VC-04: Text fields - expected format</text:h>
      <text:p text:style-name="FirstParagraph">Confirm that all form fields can be edited easily to meet the format expected by the application. For example, an email address or National Insurance number.</text:p>
      <text:p text:style-name="BodyText">If you are unsure how to input a particular symbol, you can<text:s/><text:a xlink:href="https://support.apple.com/guide/mac-help/commands-for-dictating-text-on-mac-mh40695/mac" office:target-frame-name="_top" xlink:show="replace"><text:span text:style-name="Hyperlink">view all commands for dictating text on Apples website</text:span></text:a>.</text:p>
      <text:h text:style-name="Heading3" text:outline-level="3"><text:bookmark-start text:name="how-to-check-text-fields-expected-format"/>How to check: Text fields - expected format</text:h>
      <text:p text:style-name="FirstParagraph">For each text field which has an expected format, do the following:</text:p>
      <text:list text:style-name="LFO5">
        <text:list-item text:start-value="1">
          <text:p text:style-name="P43">Fill the field in using voice only. You can speak words, and you can use any of the following commands:</text:p>
        </text:list-item>
      </text:list>
      <text:list text:style-name="LFO1" text:continue-numbering="true">
        <text:list-item>
          <text:list>
            <text:list-item>
              <text:p text:style-name="P44">"select all" - highlights everything inside the field</text:p>
            </text:list-item>
            <text:list-item>
              <text:p text:style-name="P45">"select [word]" - highlights a specified word</text:p>
            </text:list-item>
            <text:list-item>
              <text:p text:style-name="P46">"uppercase selected" - converts highlighted to uppercase</text:p>
            </text:list-item>
            <text:list-item>
              <text:p text:style-name="P47">"lowercase selected" - converts highlighted to lowercase</text:p>
            </text:list-item>
            <text:list-item>
              <text:p text:style-name="P48">"capitalise selected" - converts highlighted to title case</text:p>
            </text:list-item>
            <text:list-item>
              <text:p text:style-name="P49">"deselect that" - deselects any highlighted text</text:p>
            </text:list-item>
            <text:list-item>
              <text:p text:style-name="P50">"delete selected" - deletes any highlighted text</text:p>
            </text:list-item>
            <text:list-item>
              <text:p text:style-name="P51">"undo that" - undoes the last action</text:p>
            </text:list-item>
            <text:list-item>
              <text:p text:style-name="P52">"move left" - move the cursor one character to the left</text:p>
            </text:list-item>
            <text:list-item>
              <text:p text:style-name="P53">"move right" - move the cursor one character to the right</text:p>
            </text:list-item>
            <text:list-item>
              <text:p text:style-name="P54">"at sign" - input an at (@) symbol</text:p>
            </text:list-item>
            <text:list-item>
              <text:p text:style-name="P55">"full stop" - input a full stop (.) symbol</text:p>
            </text:list-item>
            <text:list-item>
              <text:p text:style-name="P56">"numeral [number]" - forces Voice Control to input a number rather than a word</text:p>
            </text:list-item>
          </text:list>
        </text:list-item>
      </text:list>
      <text:list text:style-name="LFO5" text:continue-numbering="true">
        <text:list-item>
          <text:p text:style-name="P57">Submit the form and check for validation errors on the field.</text:p>
        </text:list-item>
      </text:list>
      <text:h text:style-name="Heading3" text:outline-level="3"><text:bookmark-start text:name="Xc6dc467b12f877cd73f2d2674d5bc7387c608ff"/><text:bookmark-end text:name="how-to-check-text-fields-expected-format"/>What to check: Text fields - expected format</text:h>
      <text:p text:style-name="FirstParagraph">Confirm that:</text:p>
      <text:list text:style-name="LFO1" text:continue-numbering="true">
        <text:list-item>
          <text:p text:style-name="P58">if the field expects a certain format, that the format can be easily achieved using voice only.</text:p>
        </text:list-item>
        <text:list-item>
          <text:p text:style-name="P59">you can submit the form with no validation errors.</text:p>
        </text:list-item>
      </text:list>
      <text:h text:style-name="Heading3" text:outline-level="3"><text:bookmark-start text:name="observations-text-fields-expected-format"/><text:bookmark-end text:name="Xc6dc467b12f877cd73f2d2674d5bc7387c608ff"/>Observations: Text fields - expected format</text:h>
      <text:p text:style-name="FirstParagraph">[ Enter observations ]</text:p>
      <text:p text:style-name="P60"/>
      <text:h text:style-name="Heading2" text:outline-level="2"><text:bookmark-start text:name="text-fields-whitespace"/><text:bookmark-end text:name="text-fields-expected-format"/><text:bookmark-end text:name="observations-text-fields-expected-format"/><text:soft-page-break/>VC-05: Text fields - whitespace</text:h>
      <text:p text:style-name="FirstParagraph">Confirm that whitespace does not cause validation errors, where possible.</text:p>
      <text:p text:style-name="BodyText">Dictation software will often add whitespace characters after words when the user pauses for breath. It will also automatically add whitespace on certain commands, for example. If you say "numeral 1" Voice Control will automatically add a space after the charcter. So, if you're entering the year you were born it ends up being input as "1 9 5 4".</text:p>
      <text:h text:style-name="Heading3" text:outline-level="3"><text:bookmark-start text:name="how-to-check-text-fields-whitespace"/>How to check: Text fields - whitespace</text:h>
      <text:p text:style-name="FirstParagraph">You don't need to use Voice Control for these checks as they are just simulating common problems. For each text field which has validation, do the following:</text:p>
      <text:list text:style-name="LFO6">
        <text:list-item text:start-value="1">
          <text:p text:style-name="P61">Fill in the text field as expected, create leading whitespace by adding a space character at the start.</text:p>
        </text:list-item>
      </text:list>
      <text:list text:style-name="LFO6" text:continue-numbering="true">
        <text:list-item>
          <text:p text:style-name="P62">Submit the form and check validation.</text:p>
        </text:list-item>
      </text:list>
      <text:list text:style-name="LFO6" text:continue-numbering="true">
        <text:list-item>
          <text:p text:style-name="P63">Remove the space at the front, then create trailing whitespace by adding a space character to the end.</text:p>
        </text:list-item>
      </text:list>
      <text:list text:style-name="LFO6" text:continue-numbering="true">
        <text:list-item>
          <text:p text:style-name="P64">Submit the form and check validation.</text:p>
        </text:list-item>
      </text:list>
      <text:list text:style-name="LFO6" text:continue-numbering="true">
        <text:list-item>
          <text:p text:style-name="P65">Remove the space at the end, and add whitespace between characters when there is an expected format. For example, an email address such as 'your name @ gmail .com'</text:p>
        </text:list-item>
      </text:list>
      <text:list text:style-name="LFO6" text:continue-numbering="true">
        <text:list-item>
          <text:p text:style-name="P66">Submit the form and check validation.</text:p>
        </text:list-item>
      </text:list>
      <text:h text:style-name="Heading3" text:outline-level="3"><text:bookmark-start text:name="what-to-check-text-fields-whitespace"/><text:bookmark-end text:name="how-to-check-text-fields-whitespace"/>What to check: Text fields - whitespace</text:h>
      <text:p text:style-name="FirstParagraph">Confirm that:</text:p>
      <text:list text:style-name="LFO1" text:continue-numbering="true">
        <text:list-item>
          <text:p text:style-name="P67">leading whitespace does not cause a validation error</text:p>
        </text:list-item>
        <text:list-item>
          <text:p text:style-name="P68">trailing whitespace does not cause a validation error</text:p>
        </text:list-item>
        <text:list-item>
          <text:p text:style-name="P69">whitespace between characters in format specific fields does not cause a validation error if when removed the format would otherwise be correct</text:p>
        </text:list-item>
        <text:list-item>
          <text:p text:style-name="P70">if there is an expected amount of characters, such as a sort code, the field does not count whitespace characters towards the total and therefore prevent the user from inputting their actual information</text:p>
        </text:list-item>
      </text:list>
      <text:h text:style-name="Heading3" text:outline-level="3"><text:bookmark-start text:name="observations-text-fields-whitespace"/><text:bookmark-end text:name="what-to-check-text-fields-whitespace"/>Observations: Text fields - whitespace</text:h>
      <text:p text:style-name="FirstParagraph">[ Enter observations ]</text:p>
      <text:p text:style-name="P71"/>
      <text:h text:style-name="Heading2" text:outline-level="2"><text:bookmark-start text:name="text-fields-case-sensitive"/><text:bookmark-end text:name="text-fields-whitespace"/><text:bookmark-end text:name="observations-text-fields-whitespace"/><text:soft-page-break/>VC-06: Text fields - case sensitive</text:h>
      <text:p text:style-name="FirstParagraph">Confirm that validation errors are not caused by the users use of capital letters.</text:p>
      <text:p text:style-name="BodyText">For example, on a postcode field, the following should all be valid:</text:p>
      <text:list text:style-name="LFO1" text:continue-numbering="true">
        <text:list-item>
          <text:p text:style-name="P72">SW1 2AA</text:p>
        </text:list-item>
        <text:list-item>
          <text:p text:style-name="P73">sw1 2aa</text:p>
        </text:list-item>
        <text:list-item>
          <text:p text:style-name="P74">Sw1 2Aa</text:p>
        </text:list-item>
      </text:list>
      <text:h text:style-name="Heading3" text:outline-level="3"><text:bookmark-start text:name="how-to-check-text-fields-case-sensitive"/>How to check: Text fields - case sensitive</text:h>
      <text:p text:style-name="FirstParagraph">You don't need to use Voice Control for these checks as they are just simulating common problems. For each text field which has validation, do the following:</text:p>
      <text:list text:style-name="LFO7">
        <text:list-item text:start-value="1">
          <text:p text:style-name="P75">Fill the field using only uppercase letters</text:p>
        </text:list-item>
      </text:list>
      <text:list text:style-name="LFO7" text:continue-numbering="true">
        <text:list-item>
          <text:p text:style-name="P76">Submit the form and check validation.</text:p>
        </text:list-item>
      </text:list>
      <text:list text:style-name="LFO7" text:continue-numbering="true">
        <text:list-item>
          <text:p text:style-name="P77">Fill the field using only lowercase letters</text:p>
        </text:list-item>
      </text:list>
      <text:list text:style-name="LFO7" text:continue-numbering="true">
        <text:list-item>
          <text:p text:style-name="P78">Submit the form and check validation.</text:p>
        </text:list-item>
      </text:list>
      <text:list text:style-name="LFO7" text:continue-numbering="true">
        <text:list-item>
          <text:p text:style-name="P79">Fill the field using a mix of both uppercase and lowercase letters</text:p>
        </text:list-item>
      </text:list>
      <text:list text:style-name="LFO7" text:continue-numbering="true">
        <text:list-item>
          <text:p text:style-name="P80">Submit the form and check validation.</text:p>
        </text:list-item>
      </text:list>
      <text:h text:style-name="Heading3" text:outline-level="3"><text:bookmark-start text:name="what-to-check-text-fields-case-sensitive"/><text:bookmark-end text:name="how-to-check-text-fields-case-sensitive"/>What to check: Text fields - case sensitive</text:h>
      <text:p text:style-name="FirstParagraph">Confirm that:</text:p>
      <text:list text:style-name="LFO1" text:continue-numbering="true">
        <text:list-item>
          <text:p text:style-name="P81">using only uppercase letters does not impact validation</text:p>
        </text:list-item>
        <text:list-item>
          <text:p text:style-name="P82">using only lowercase letters does not impact validation</text:p>
        </text:list-item>
        <text:list-item>
          <text:p text:style-name="P83">using a mix of both uppercase and lowercase letters does not impact validation</text:p>
        </text:list-item>
      </text:list>
      <text:h text:style-name="Heading3" text:outline-level="3"><text:bookmark-start text:name="observations-text-fields-case-sensitive"/><text:bookmark-end text:name="what-to-check-text-fields-case-sensitive"/>Observations: Text fields - case sensitive</text:h>
      <text:p text:style-name="FirstParagraph">[ Enter observations ]</text:p>
      <text:p text:style-name="P84"/>
      <text:h text:style-name="Heading2" text:outline-level="2"><text:bookmark-start text:name="text-fields-copy-and-paste"/><text:bookmark-end text:name="text-fields-case-sensitive"/><text:bookmark-end text:name="observations-text-fields-case-sensitive"/><text:soft-page-break/>VC-07: Text fields - copy and paste</text:h>
      <text:p text:style-name="FirstParagraph">Confirm that the user can paste clipboard data into text fields.</text:p>
      <text:h text:style-name="Heading3" text:outline-level="3"><text:bookmark-start text:name="how-to-check-text-fields-copy-and-paste"/>How to check: Text fields - copy and paste</text:h>
      <text:p text:style-name="FirstParagraph">For each text field, copy what you might expect to see in the field to your clipboard, then do the following:</text:p>
      <text:list text:style-name="LFO8">
        <text:list-item text:start-value="1">
          <text:p text:style-name="P85">Load the page.</text:p>
        </text:list-item>
      </text:list>
      <text:list text:style-name="LFO8" text:continue-numbering="true">
        <text:list-item>
          <text:p text:style-name="P86">Say "scroll down" until the field you want to check is on the screen.</text:p>
        </text:list-item>
      </text:list>
      <text:list text:style-name="LFO8" text:continue-numbering="true">
        <text:list-item>
          <text:p text:style-name="P87">Say "show numbers" followed by the number of the field you wish to edit.</text:p>
        </text:list-item>
      </text:list>
      <text:list text:style-name="LFO8" text:continue-numbering="true">
        <text:list-item>
          <text:p text:style-name="P88">Say "paste that" to insert the clipboard data into the text field.</text:p>
        </text:list-item>
      </text:list>
      <text:h text:style-name="Heading3" text:outline-level="3"><text:bookmark-start text:name="what-to-check-text-fields-copy-and-paste"/><text:bookmark-end text:name="how-to-check-text-fields-copy-and-paste"/>What to check: Text fields - copy and paste</text:h>
      <text:p text:style-name="FirstParagraph">Confirm that:</text:p>
      <text:list text:style-name="LFO1" text:continue-numbering="true">
        <text:list-item>
          <text:p text:style-name="P89">clipboard data can be pasted into the field</text:p>
        </text:list-item>
        <text:list-item>
          <text:p text:style-name="P90">the data pasted in is identical to what you copied</text:p>
        </text:list-item>
      </text:list>
      <text:h text:style-name="Heading3" text:outline-level="3"><text:bookmark-start text:name="observations-text-fields-copy-and-paste"/><text:bookmark-end text:name="what-to-check-text-fields-copy-and-paste"/>Observations: Text fields - copy and paste</text:h>
      <text:p text:style-name="FirstParagraph">[ Enter observations ]</text:p>
      <text:p text:style-name="P91"/>
      <text:h text:style-name="Heading2" text:outline-level="2"><text:bookmark-start text:name="navigate-back-and-forwards"/><text:bookmark-end text:name="text-fields-copy-and-paste"/><text:bookmark-end text:name="observations-text-fields-copy-and-paste"/><text:soft-page-break/>VC-08: Navigate back and forwards</text:h>
      <text:p text:style-name="FirstParagraph">Confirm that the user can go back and forwards in the browser without errors if the page is part of a step-by-step journey.</text:p>
      <text:h text:style-name="Heading3" text:outline-level="3"><text:bookmark-start text:name="how-to-check-navigate-back-and-forwards"/>How to check: Navigate back and forwards</text:h>
      <text:p text:style-name="FirstParagraph">Complete the step-by-step journey until you get to the page you want to test, then do the following:</text:p>
      <text:list text:style-name="LFO9">
        <text:list-item text:start-value="1">
          <text:p text:style-name="P92">Say "go back" so the browser navigates to the previous screen.</text:p>
        </text:list-item>
      </text:list>
      <text:list text:style-name="LFO9" text:continue-numbering="true">
        <text:list-item>
          <text:p text:style-name="P93">Say "go forwards" so the browser navigates back the the page you are testing.</text:p>
        </text:list-item>
      </text:list>
      <text:h text:style-name="Heading3" text:outline-level="3"><text:bookmark-start text:name="what-to-check-navigate-back-and-forwards"/><text:bookmark-end text:name="how-to-check-navigate-back-and-forwards"/>What to check: Navigate back and forwards</text:h>
      <text:p text:style-name="FirstParagraph">Confirm that:</text:p>
      <text:list text:style-name="LFO1" text:continue-numbering="true">
        <text:list-item>
          <text:p text:style-name="P94">when you go back, the browser navigates back to the screen you were previously on</text:p>
        </text:list-item>
        <text:list-item>
          <text:p text:style-name="P95">when you go back to the previous screen, the website does not break or force you to start the step-by-step journey again</text:p>
        </text:list-item>
        <text:list-item>
          <text:p text:style-name="P96">when you go forwards, the browser navigates you back to the screen you're testing</text:p>
        </text:list-item>
        <text:list-item>
          <text:p text:style-name="P97">when you go forwards to the page you were testing, the website does not break or force you to start the step-by-step journey again</text:p>
        </text:list-item>
      </text:list>
      <text:h text:style-name="Heading3" text:outline-level="3"><text:bookmark-start text:name="observations-navigate-back-and-forwards"/><text:bookmark-end text:name="what-to-check-navigate-back-and-forwards"/>Observations: Navigate back and forwards</text:h>
      <text:p text:style-name="FirstParagraph">[ Enter observations ]<text:bookmark-end text:name="main"/><text:bookmark-end text:name="navigate-back-and-forwards"/><text:bookmark-end text:name="observations-navigate-back-and-forward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3333in"/>
      <style:text-properties style:font-name="Calibri Light" style:font-name-asian="Times New Roman" style:font-name-complex="Times New Roman" fo:font-weight="bold" style:font-weight-asian="bold" style:font-weight-complex="bold" fo:color="#4472C4" fo:font-size="16pt" style:font-size-asian="16pt" style:font-size-complex="16pt" fo:language="en" fo:hyphenate="false"/>
    </style:style>
    <style:style style:name="Heading2" style:display-name="Heading 2" style:family="paragraph" style:parent-style-name="Normal" style:next-style-name="BodyText" style:default-outline-level="2">
      <style:paragraph-properties fo:keep-with-next="always" fo:keep-together="always" fo:margin-top="0.1388in"/>
      <style:text-properties style:font-name="Calibri Light" style:font-name-asian="Times New Roman" style:font-name-complex="Times New Roman" fo:font-weight="bold" style:font-weight-asian="bold" style:font-weight-complex="bold" fo:color="#4472C4" fo:font-size="14pt" style:font-size-asian="14pt" style:font-size-complex="14pt" fo:language="en" fo:hyphenate="false"/>
    </style:style>
    <style:style style:name="Heading3" style:display-name="Heading 3" style:family="paragraph" style:parent-style-name="Normal" style:next-style-name="BodyText" style:default-outline-level="3">
      <style:paragraph-properties fo:keep-with-next="always" fo:keep-together="always" fo:margin-top="0.1388in"/>
      <style:text-properties style:font-name="Calibri Light" style:font-name-asian="Times New Roman" style:font-name-complex="Times New Roman" fo:font-weight="bold" style:font-weight-asian="bold" style:font-weight-complex="bold" fo:color="#4472C4" fo:language="en"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4472C4" fo:font-size="16pt" style:font-size-asian="16pt" style:font-size-complex="16pt" fo:language="en"/>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color="#4472C4" fo:font-size="14pt" style:font-size-asian="14pt" style:font-size-complex="14pt" fo:language="en"/>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4472C4" fo:language="en"/>
    </style:style>
    <style:style style:name="BodyText" style:display-name="Body Text" style:family="paragraph" style:parent-style-name="Normal">
      <style:paragraph-properties fo:margin-top="0.125in" fo:margin-bottom="0.125in"/>
      <style:text-properties fo:language="en" fo:hyphenate="false"/>
    </style:style>
    <style:style style:name="BodyTextChar" style:display-name="Body Text Char" style:family="text" style:parent-style-name="DefaultParagraphFont">
      <style:text-properties fo:language="en"/>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fo:keep-with-next="always" fo:keep-together="always" fo:text-align="center" fo:margin-top="0.3333in" fo:margin-bottom="0.1666in"/>
      <style:text-properties style:font-name="Calibri Light" style:font-name-asian="Times New Roman" style:font-name-complex="Times New Roman" fo:font-weight="bold" style:font-weight-asian="bold" style:font-weight-complex="bold" fo:color="#2D4F8E" fo:font-size="18pt" style:font-size-asian="18pt" style:font-size-complex="18pt" fo:language="en"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fo:color="#2D4F8E" fo:font-size="18pt" style:font-size-asian="18pt" style:font-size-complex="18pt" fo:language="en"/>
    </style:style>
    <style:style style:name="DefinitionTerm" style:display-name="Definition Term" style:family="paragraph" style:parent-style-name="Normal" style:next-style-name="Definition">
      <style:paragraph-properties fo:keep-with-next="always" fo:keep-together="always"/>
      <style:text-properties fo:font-weight="bold" style:font-weight-asian="bold" fo:language="en" fo:hyphenate="false"/>
    </style:style>
    <style:style style:name="Definition" style:display-name="Definition" style:family="paragraph" style:parent-style-name="Normal">
      <style:paragraph-properties fo:margin-bottom="0.1388in"/>
      <style:text-properties fo:language="en" fo:hyphenate="false"/>
    </style:style>
    <style:style style:name="Hyperlink" style:display-name="Hyperlink" style:family="text" style:parent-style-name="DefaultParagraphFont">
      <style:text-properties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aig Abbott</meta:initial-creator>
    <dc:creator>Craig Abbott</dc:creator>
    <meta:creation-date>2021-09-09T14:18:00Z</meta:creation-date>
    <dc:date>2021-09-09T14:21:00Z</dc:date>
    <meta:template xlink:href="Normal.dotm" xlink:type="simple"/>
    <meta:editing-cycles>2</meta:editing-cycles>
    <meta:editing-duration>PT180S</meta:editing-duration>
    <meta:document-statistic meta:page-count="9" meta:paragraph-count="21" meta:word-count="1593" meta:character-count="10658" meta:row-count="75" meta:non-whitespace-character-count="9086"/>
  </office:meta>
</office:document-meta>
</file>